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88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cc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c0c0c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fo:border="0.74pt solid #c0c0c0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ffc5" fo:border="0.74pt solid #c0c0c0"/>
    </style:style>
    <style:style style:name="ce5" style:family="table-cell" style:parent-style-name="Default" style:data-style-name="N109">
      <style:table-cell-properties fo:background-color="#ffffc5" fo:border="0.74pt solid #c0c0c0"/>
    </style:style>
    <style:style style:name="ce6" style:family="table-cell" style:parent-style-name="Default">
      <style:table-cell-properties fo:background-color="#ffffc5" fo:border="0.74pt solid #c0c0c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fo:background-color="#ffffc5" fo:border="0.74pt solid 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Liberation Sans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2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="Liberation Serif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5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Curvas Características" table:style-name="ta1">
        <table:shapes>
          <draw:frame draw:z-index="0" draw:style-name="gr1" draw:text-style-name="P1" svg:width="19.903cm" svg:height="11.198cm" svg:x="10.434cm" svg:y="0.385cm">
            <draw:object draw:notify-on-update-of-ranges="'Curvas Características'.B5:'Curvas Características'.B5 'Curvas Características'.B6:'Curvas Características'.B18 'Curvas Características'.C5:'Curvas Características'.C5 'Curvas Características'.C6:'Curvas Características'.C18 'Curvas Características'.E5:'Curvas Características'.E5 'Curvas Características'.E6:'Curvas Características'.E18 'Curvas Características'.D6:'Curvas Características'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urvas Características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Pilha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Fonte de Bancada</text:p>
          </table:table-cell>
          <table:covered-table-cell table:style-name="ce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i (mA)</text:p>
          </table:table-cell>
          <table:table-cell table:style-name="ce3" office:value-type="string" calcext:value-type="string">
            <text:p>v_pilha (V)</text:p>
          </table:table-cell>
          <table:table-cell table:style-name="ce3" office:value-type="string" calcext:value-type="string">
            <text:p>i (mA)</text:p>
          </table:table-cell>
          <table:table-cell table:style-name="ce3" office:value-type="string" calcext:value-type="string">
            <text:p>v_fonte (V)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0" calcext:value-type="float">
            <text:p>0,00</text:p>
          </table:table-cell>
          <table:table-cell table:style-name="ce5" office:value-type="float" office:value="3.148" calcext:value-type="float">
            <text:p>3,1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132" calcext:value-type="float">
            <text:p>3,13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19.98" calcext:value-type="float">
            <text:p>19,98</text:p>
          </table:table-cell>
          <table:table-cell table:style-name="ce5" office:value-type="float" office:value="3.114" calcext:value-type="float">
            <text:p>3,11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.13" calcext:value-type="float">
            <text:p>3,1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39.9" calcext:value-type="float">
            <text:p>39,90</text:p>
          </table:table-cell>
          <table:table-cell table:style-name="ce5" office:value-type="float" office:value="3.093" calcext:value-type="float">
            <text:p>3,093</text:p>
          </table:table-cell>
          <table:table-cell table:style-name="ce6" office:value-type="float" office:value="100.7" calcext:value-type="float">
            <text:p>100,7</text:p>
          </table:table-cell>
          <table:table-cell table:style-name="ce6" office:value-type="float" office:value="3.128" calcext:value-type="float">
            <text:p>3,128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59.8" calcext:value-type="float">
            <text:p>59,80</text:p>
          </table:table-cell>
          <table:table-cell table:style-name="ce5" office:value-type="float" office:value="3.074" calcext:value-type="float">
            <text:p>3,074</text:p>
          </table:table-cell>
          <table:table-cell table:style-name="ce6" office:value-type="float" office:value="149.2" calcext:value-type="float">
            <text:p>149,2</text:p>
          </table:table-cell>
          <table:table-cell table:style-name="ce6" office:value-type="float" office:value="3.127" calcext:value-type="float">
            <text:p>3,127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80.1" calcext:value-type="float">
            <text:p>80,10</text:p>
          </table:table-cell>
          <table:table-cell table:style-name="ce5" office:value-type="float" office:value="3.056" calcext:value-type="float">
            <text:p>3,056</text:p>
          </table:table-cell>
          <table:table-cell table:style-name="ce6" office:value-type="float" office:value="196.4" calcext:value-type="float">
            <text:p>196,4</text:p>
          </table:table-cell>
          <table:table-cell table:style-name="ce6" office:value-type="float" office:value="3.125" calcext:value-type="float">
            <text:p>3,125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101.1" calcext:value-type="float">
            <text:p>101,10</text:p>
          </table:table-cell>
          <table:table-cell table:style-name="ce5" office:value-type="float" office:value="3.038" calcext:value-type="float">
            <text:p>3,038</text:p>
          </table:table-cell>
          <table:table-cell table:style-name="ce6" office:value-type="float" office:value="241.9" calcext:value-type="float">
            <text:p>241,9</text:p>
          </table:table-cell>
          <table:table-cell table:style-name="ce6" office:value-type="float" office:value="3.124" calcext:value-type="float">
            <text:p>3,12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120" calcext:value-type="float">
            <text:p>120,00</text:p>
          </table:table-cell>
          <table:table-cell table:style-name="ce5"/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4" office:value-type="float" office:value="143.2" calcext:value-type="float">
            <text:p>143,20</text:p>
          </table:table-cell>
          <table:table-cell table:style-name="ce5" office:value-type="float" office:value="3.002" calcext:value-type="float">
            <text:p>3,002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4" office:value-type="float" office:value="157.5" calcext:value-type="float">
            <text:p>157,50</text:p>
          </table:table-cell>
          <table:table-cell table:style-name="ce5" office:value-type="float" office:value="2.983" calcext:value-type="float">
            <text:p>2,983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4" office:value-type="float" office:value="186.1" calcext:value-type="float">
            <text:p>186,10</text:p>
          </table:table-cell>
          <table:table-cell table:style-name="ce5" office:value-type="float" office:value="2.96" calcext:value-type="float">
            <text:p>2,960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4" office:value-type="float" office:value="198" calcext:value-type="float">
            <text:p>198,00</text:p>
          </table:table-cell>
          <table:table-cell table:style-name="ce5" office:value-type="float" office:value="2.948" calcext:value-type="float">
            <text:p>2,948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4" office:value-type="float" office:value="229.2" calcext:value-type="float">
            <text:p>229,20</text:p>
          </table:table-cell>
          <table:table-cell table:style-name="ce5" office:value-type="float" office:value="2.917" calcext:value-type="float">
            <text:p>2,917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4" office:value-type="float" office:value="240" calcext:value-type="float">
            <text:p>240,00</text:p>
          </table:table-cell>
          <table:table-cell table:style-name="ce5"/>
          <table:table-cell table:style-name="ce6" table:number-columns-repeated="2"/>
          <table:table-cell table:number-columns-repeated="3"/>
        </table:table-row>
        <table:table-row table:style-name="ro3" table:number-rows-repeated="4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3">
          <table:table-cell table:number-columns-repeated="6"/>
          <table:table-cell table:style-name="ce7" office:value-type="string" calcext:value-type="string" table:number-columns-spanned="2" table:number-rows-spanned="1">
            <text:p><text:span text:style-name="T1">Rg_pilha = 957 m</text:span><text:span text:style-name="T2">Ω</text:span></text:p>
          </table:table-cell>
          <table:covered-table-cell table:style-name="ce8"/>
        </table:table-row>
        <table:table-row table:style-name="ro3">
          <table:table-cell table:number-columns-repeated="6"/>
          <table:table-cell table:style-name="ce7" office:value-type="string" calcext:value-type="string" table:number-columns-spanned="2" table:number-rows-spanned="1">
            <text:p><text:span text:style-name="T3">Rg_fonte = 33 m</text:span><text:span text:style-name="T4">Ω</text:span></text:p>
          </table:table-cell>
          <table:covered-table-cell table:style-name="ce8"/>
        </table:table-row>
        <table:table-row table:style-name="ro3" table:number-rows-repeated="4">
          <table:table-cell table:number-columns-repeated="8"/>
        </table:table-row>
        <table:table-row table:style-name="ro3" table:visibility="collapse">
          <table:table-cell table:number-columns-repeated="8"/>
        </table:table-row>
      </table:table>
      <table:table table:name="Potência x Carga" table:style-name="ta1">
        <table:shapes>
          <draw:frame draw:z-index="0" draw:style-name="gr1" draw:text-style-name="P1" svg:width="17.521cm" svg:height="9.69cm" svg:x="10.705cm" svg:y="0.723cm">
            <draw:object draw:notify-on-update-of-ranges="'Potência x Carga'.B4:'Potência x Carga'.B5 'Potência x Carga'.B6:'Potência x Carga'.B16 'Potência x Carga'.E4:'Potência x Carga'.E5 'Potência x Carga'.E6:'Potência x Carga'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.529cm" svg:height="9.781cm" svg:x="10.732cm" svg:y="10.54cm">
            <draw:object draw:notify-on-update-of-ranges="'Potência x Carga'.D5:'Potência x Carga'.D5 'Potência x Carga'.D6:'Potência x Carga'.D16 'Potência x Carga'.E5:'Potência x Carga'.E5 'Potência x Carga'.E6:'Potência x Carga'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2" table:default-cell-style-name="ce5"/>
        <table:table-column table:style-name="co2" table:number-columns-repeated="2" table:default-cell-style-name="ce4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otência x Carga</text:p>
          </table:table-cell>
          <table:covered-table-cell table:number-columns-repeated="3" table:style-name="Default"/>
          <table:table-cell table:number-columns-repeated="3"/>
        </table:table-row>
        <table:table-row table:style-name="ro3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Fonte com Rg = 100<text:span text:style-name="T5">Ω</text:span></text:p>
          </table:table-cell>
          <table:covered-table-cell table:style-name="ce3"/>
          <table:covered-table-cell table:style-name="ce2"/>
          <table:covered-table-cell table:style-name="ce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RL (<text:span text:style-name="T5">Ω</text:span>)</text:p>
          </table:table-cell>
          <table:table-cell table:style-name="ce3" office:value-type="string" calcext:value-type="string">
            <text:p>v (V)</text:p>
          </table:table-cell>
          <table:table-cell table:style-name="ce3" office:value-type="string" calcext:value-type="string">
            <text:p>i (mA)</text:p>
          </table:table-cell>
          <table:table-cell table:style-name="ce3" office:value-type="string" calcext:value-type="string">
            <text:p>P_RL (mW)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,118</text:p>
          </table:table-cell>
          <table:table-cell office:value-type="float" office:value="93.4" calcext:value-type="float">
            <text:p>93,40</text:p>
          </table:table-cell>
          <table:table-cell table:formula="of:=[.C6]*[.D6]" office:value-type="float" office:value="11.0212" calcext:value-type="float">
            <text:p>11,0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.695" calcext:value-type="float">
            <text:p>1,695</text:p>
          </table:table-cell>
          <table:table-cell office:value-type="float" office:value="78.7" calcext:value-type="float">
            <text:p>78,70</text:p>
          </table:table-cell>
          <table:table-cell table:formula="of:=[.C7]*[.D7]" office:value-type="float" office:value="133.3965" calcext:value-type="float">
            <text:p>133,40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2.835" calcext:value-type="float">
            <text:p>2,835</text:p>
          </table:table-cell>
          <table:table-cell office:value-type="float" office:value="67.8" calcext:value-type="float">
            <text:p>67,80</text:p>
          </table:table-cell>
          <table:table-cell table:formula="of:=[.C8]*[.D8]" office:value-type="float" office:value="192.213" calcext:value-type="float">
            <text:p>192,21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3.699" calcext:value-type="float">
            <text:p>3,699</text:p>
          </table:table-cell>
          <table:table-cell office:value-type="float" office:value="59.7" calcext:value-type="float">
            <text:p>59,70</text:p>
          </table:table-cell>
          <table:table-cell table:formula="of:=[.C9]*[.D9]" office:value-type="float" office:value="220.8303" calcext:value-type="float">
            <text:p>220,83</text:p>
          </table:table-cell>
          <table:table-cell table:number-columns-repeated="3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4.375" calcext:value-type="float">
            <text:p>4,375</text:p>
          </table:table-cell>
          <table:table-cell office:value-type="float" office:value="53.3" calcext:value-type="float">
            <text:p>53,30</text:p>
          </table:table-cell>
          <table:table-cell table:formula="of:=[.C10]*[.D10]" office:value-type="float" office:value="233.1875" calcext:value-type="float">
            <text:p>233,1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4.91" calcext:value-type="float">
            <text:p>4,910</text:p>
          </table:table-cell>
          <table:table-cell office:value-type="float" office:value="48.3" calcext:value-type="float">
            <text:p>48,30</text:p>
          </table:table-cell>
          <table:table-cell table:formula="of:=[.C11]*[.D11]" office:value-type="float" office:value="237.153" calcext:value-type="float">
            <text:p>237,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6.56" calcext:value-type="float">
            <text:p>6,560</text:p>
          </table:table-cell>
          <table:table-cell office:value-type="float" office:value="32.65" calcext:value-type="float">
            <text:p>32,65</text:p>
          </table:table-cell>
          <table:table-cell table:formula="of:=[.C12]*[.D12]" office:value-type="float" office:value="214.184" calcext:value-type="float">
            <text:p>214,18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0" calcext:value-type="float">
            <text:p>400</text:p>
          </table:table-cell>
          <table:table-cell office:value-type="float" office:value="7.92" calcext:value-type="float">
            <text:p>7,920</text:p>
          </table:table-cell>
          <table:table-cell office:value-type="float" office:value="19.71" calcext:value-type="float">
            <text:p>19,71</text:p>
          </table:table-cell>
          <table:table-cell table:formula="of:=[.C13]*[.D13]" office:value-type="float" office:value="156.1032" calcext:value-type="float">
            <text:p>156,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" calcext:value-type="float">
            <text:p>600</text:p>
          </table:table-cell>
          <table:table-cell office:value-type="float" office:value="8.51" calcext:value-type="float">
            <text:p>8,510</text:p>
          </table:table-cell>
          <table:table-cell office:value-type="float" office:value="14.13" calcext:value-type="float">
            <text:p>14,13</text:p>
          </table:table-cell>
          <table:table-cell table:formula="of:=[.C14]*[.D14]" office:value-type="float" office:value="120.2463" calcext:value-type="float">
            <text:p>120,25</text:p>
          </table:table-cell>
          <table:table-cell table:number-columns-repeated="3"/>
        </table:table-row>
        <table:table-row table:style-name="ro3">
          <table:table-cell/>
          <table:table-cell office:value-type="float" office:value="800" calcext:value-type="float">
            <text:p>800</text:p>
          </table:table-cell>
          <table:table-cell office:value-type="float" office:value="8.84" calcext:value-type="float">
            <text:p>8,840</text:p>
          </table:table-cell>
          <table:table-cell office:value-type="float" office:value="10.99" calcext:value-type="float">
            <text:p>10,99</text:p>
          </table:table-cell>
          <table:table-cell table:formula="of:=[.C15]*[.D15]" office:value-type="float" office:value="97.1516" calcext:value-type="float">
            <text:p>97,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9.06" calcext:value-type="float">
            <text:p>9,060</text:p>
          </table:table-cell>
          <table:table-cell office:value-type="float" office:value="8.88" calcext:value-type="float">
            <text:p>8,88</text:p>
          </table:table-cell>
          <table:table-cell table:formula="of:=[.C16]*[.D16]" office:value-type="float" office:value="80.4528" calcext:value-type="float">
            <text:p>80,45</text:p>
          </table:table-cell>
          <table:table-cell table:number-columns-repeated="3"/>
        </table:table-row>
        <table:table-row table:style-name="ro3" table:number-rows-repeated="4">
          <table:table-cell/>
          <table:table-cell table:style-name="Default" table:number-columns-repeated="4"/>
          <table:table-cell table:number-columns-repeated="3"/>
        </table:table-row>
        <table:table-row table:style-name="ro4">
          <table:table-cell/>
          <table:table-cell table:style-name="Default" table:number-columns-repeated="4"/>
          <table:table-cell/>
          <table:table-cell table:style-name="ce7"/>
          <table:table-cell table:style-name="ce8"/>
        </table:table-row>
        <table:table-row table:style-name="ro4">
          <table:table-cell/>
          <table:table-cell table:style-name="Default" table:number-columns-repeated="4"/>
          <table:table-cell/>
          <table:table-cell table:style-name="ce7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0-10-05T14:57:40.063061517</meta:creation-date>
    <dc:date>2020-10-05T18:49:11.638079733</dc:date>
    <dc:creator>mpt </dc:creator>
    <meta:editing-duration>PT1H18M43S</meta:editing-duration>
    <meta:editing-cycles>13</meta:editing-cycles>
    <meta:generator>LibreOffice/6.4.6.2$Linux_X86_64 LibreOffice_project/40$Build-2</meta:generator>
    <meta:document-statistic meta:table-count="2" meta:cell-count="9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x-name="i" loext:regression-y-name="v_pilha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chart-properties loext:regression-x-name="i" loext:regression-y-name="v_font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4cm" svg:height="11.199cm" xlink:href=".." xlink:type="simple" chart:class="chart:scatter" chart:style-name="ch1">
        <chart:legend chart:legend-position="end" svg:x="15.623cm" svg:y="4.553cm" style:legend-expansion="high" chart:style-name="ch2"/>
        <chart:plot-area chart:style-name="ch3" table:cell-range-address="'Curvas Características'.B5:'Curvas Características'.C18 'Curvas Características'.E5:'Curvas Características'.E18" chart:data-source-has-labels="row" svg:x="0.398cm" svg:y="0.223cm" svg:width="14.827cm" svg:height="10.753cm">
          <chartooo:coordinate-region svg:x="1.31cm" svg:y="0.423cm" svg:width="13.635cm" svg:height="9.9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urvas Características'.C6:'Curvas Características'.C18" chart:label-cell-address="'Curvas Características'.C5:'Curvas Características'.C5" chart:class="chart:scatter">
            <chart:domain table:cell-range-address="'Curvas Características'.B6:'Curvas Características'.B18"/>
            <chart:regression-curve chart:style-name="ch7">
              <chart:equation chart:display-equation="true" chart:display-r-square="false" svg:x="1.588cm" svg:y="8.084cm" chart:style-name="ch8"/>
            </chart:regression-curve>
            <chart:data-point chart:repeated="10"/>
            <chart:data-point chart:style-name="ch9"/>
            <chart:data-point chart:repeated="2"/>
          </chart:series>
          <chart:series chart:style-name="ch10" chart:values-cell-range-address="'Curvas Características'.E6:'Curvas Características'.E18" chart:label-cell-address="'Curvas Características'.E5:'Curvas Características'.E5" chart:class="chart:scatter">
            <chart:domain table:cell-range-address="'Curvas Características'.D6:'Curvas Características'.D18"/>
            <chart:regression-curve chart:style-name="ch11">
              <chart:equation chart:display-equation="true" chart:display-r-square="false" svg:x="2.042cm" svg:y="0.919cm" chart:style-name="ch12"/>
            </chart:regression-curve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v_pilha (V)</text:p>
                <draw:g>
                  <svg:desc>'Curvas Características'.C5:'Curvas Características'.C5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v_fonte (V)</text:p>
                <draw:g>
                  <svg:desc>'Curvas Características'.E5:'Curvas Características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urvas Características'.B6:'Curvas Características'.B18</svg:desc>
                </draw:g>
              </table:table-cell>
              <table:table-cell office:value-type="float" office:value="3.148">
                <text:p>3.148</text:p>
                <draw:g>
                  <svg:desc>'Curvas Características'.C6:'Curvas Características'.C18</svg:desc>
                </draw:g>
              </table:table-cell>
              <table:table-cell office:value-type="float" office:value="0">
                <text:p>0</text:p>
                <draw:g>
                  <svg:desc>'Curvas Características'.D6:'Curvas Características'.D18</svg:desc>
                </draw:g>
              </table:table-cell>
              <table:table-cell office:value-type="float" office:value="3.132">
                <text:p>3.132</text:p>
                <draw:g>
                  <svg:desc>'Curvas Características'.E6:'Curvas Características'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98">
                <text:p>19.98</text:p>
              </table:table-cell>
              <table:table-cell office:value-type="float" office:value="3.114">
                <text:p>3.114</text:p>
              </table:table-cell>
              <table:table-cell office:value-type="float" office:value="50">
                <text:p>5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9">
                <text:p>39.9</text:p>
              </table:table-cell>
              <table:table-cell office:value-type="float" office:value="3.093">
                <text:p>3.093</text:p>
              </table:table-cell>
              <table:table-cell office:value-type="float" office:value="100.7">
                <text:p>100.7</text:p>
              </table:table-cell>
              <table:table-cell office:value-type="float" office:value="3.128">
                <text:p>3.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8">
                <text:p>59.8</text:p>
              </table:table-cell>
              <table:table-cell office:value-type="float" office:value="3.074">
                <text:p>3.074</text:p>
              </table:table-cell>
              <table:table-cell office:value-type="float" office:value="149.2">
                <text:p>149.2</text:p>
              </table:table-cell>
              <table:table-cell office:value-type="float" office:value="3.127">
                <text:p>3.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.1">
                <text:p>80.1</text:p>
              </table:table-cell>
              <table:table-cell office:value-type="float" office:value="3.056">
                <text:p>3.056</text:p>
              </table:table-cell>
              <table:table-cell office:value-type="float" office:value="196.4">
                <text:p>196.4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1">
                <text:p>101.1</text:p>
              </table:table-cell>
              <table:table-cell office:value-type="float" office:value="3.038">
                <text:p>3.038</text:p>
              </table:table-cell>
              <table:table-cell office:value-type="float" office:value="241.9">
                <text:p>241.9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.2">
                <text:p>143.2</text:p>
              </table:table-cell>
              <table:table-cell office:value-type="float" office:value="3.002">
                <text:p>3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.5">
                <text:p>157.5</text:p>
              </table:table-cell>
              <table:table-cell office:value-type="float" office:value="2.983">
                <text:p>2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.1">
                <text:p>186.1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">
                <text:p>198</text:p>
              </table:table-cell>
              <table:table-cell office:value-type="float" office:value="2.948">
                <text:p>2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.2">
                <text:p>229.2</text:p>
              </table:table-cell>
              <table:table-cell office:value-type="float" office:value="2.917">
                <text:p>2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22cm" svg:height="9.691cm" xlink:href=".." xlink:type="simple" chart:class="chart:scatter" chart:style-name="ch1">
        <chart:legend chart:legend-position="end" svg:x="14.299cm" svg:y="4.546cm" style:legend-expansion="high" chart:style-name="ch2"/>
        <chart:plot-area chart:style-name="ch3" table:cell-range-address="'Potência x Carga'.B4:'Potência x Carga'.B16 'Potência x Carga'.E4:'Potência x Carga'.E16" chart:data-source-has-labels="row" svg:x="0.35cm" svg:y="0.193cm" svg:width="13.599cm" svg:height="8.324cm">
          <chartooo:coordinate-region svg:x="1.633cm" svg:y="0.392cm" svg:width="11.944cm" svg:height="7.478cm"/>
          <chart:axis chart:dimension="x" chart:name="primary-x" chart:style-name="ch4">
            <chart:title svg:x="6.615cm" svg:y="8.71cm" chart:style-name="ch5">
              <text:p>RL (Ω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'Potência x Carga'.E6:'Potência x Carga'.E16" chart:label-cell-address="'Potência x Carga'.E4:'Potência x Carga'.E5" chart:class="chart:scatter">
            <chart:domain table:cell-range-address="'Potência x Carga'.B6:'Potência x Carga'.B16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P_RL (mW)</text:p>
                <text:list>
                  <text:list-item>
                    <text:p/>
                  </text:list-item>
                  <text:list-item>
                    <text:p>P_RL (mW)</text:p>
                  </text:list-item>
                </text:list>
                <draw:g>
                  <svg:desc>'Potência x Carga'.E4:'Potência x Carga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tência x Carga'.B6:'Potência x Carga'.B16</svg:desc>
                </draw:g>
              </table:table-cell>
              <table:table-cell office:value-type="float" office:value="11.0212">
                <text:p>11.0212</text:p>
                <draw:g>
                  <svg:desc>'Potência x Carga'.E6:'Potência x Carga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3.3965">
                <text:p>133.3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92.213">
                <text:p>192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20.8303">
                <text:p>220.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33.1875">
                <text:p>233.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37.153">
                <text:p>237.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14.184">
                <text:p>214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56.1032">
                <text:p>156.1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20.2463">
                <text:p>120.2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97.1516">
                <text:p>97.1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80.4528">
                <text:p>80.4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x-name="i" loext:regression-y-name="P_RL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3cm" svg:height="9.782cm" xlink:href=".." xlink:type="simple" chart:class="chart:scatter" chart:style-name="ch1">
        <chart:legend chart:legend-position="end" svg:x="14.508cm" svg:y="4.343cm" style:legend-expansion="high" chart:style-name="ch2"/>
        <chart:plot-area chart:style-name="ch3" table:cell-range-address="'Potência x Carga'.D5:'Potência x Carga'.E16" chart:data-source-has-labels="row" svg:x="0.39cm" svg:y="0.195cm" svg:width="13.728cm" svg:height="8.411cm">
          <chartooo:coordinate-region svg:x="1.673cm" svg:y="0.395cm" svg:width="11.928cm" svg:height="7.564cm"/>
          <chart:axis chart:dimension="x" chart:name="primary-x" chart:style-name="ch4">
            <chart:title svg:x="6.773cm" svg:y="8.801cm" chart:style-name="ch5">
              <text:p>I (mA)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Potência x Carga'.E6:'Potência x Carga'.E16" chart:label-cell-address="'Potência x Carga'.E5:'Potência x Carga'.E5" chart:class="chart:scatter">
            <chart:domain table:cell-range-address="'Potência x Carga'.D6:'Potência x Carga'.D16"/>
            <chart:regression-curve chart:style-name="ch8">
              <chart:equation chart:display-equation="true" chart:display-r-square="false" svg:x="1.824cm" svg:y="6.777cm" chart:style-name="ch9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P_RL (mW)</text:p>
                <draw:g>
                  <svg:desc>'Potência x Carga'.E5:'Potência x Carga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4">
                <text:p>93.4</text:p>
                <draw:g>
                  <svg:desc>'Potência x Carga'.D6:'Potência x Carga'.D16</svg:desc>
                </draw:g>
              </table:table-cell>
              <table:table-cell office:value-type="float" office:value="11.0212">
                <text:p>11.0212</text:p>
                <draw:g>
                  <svg:desc>'Potência x Carga'.E6:'Potência x Carga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7">
                <text:p>78.7</text:p>
              </table:table-cell>
              <table:table-cell office:value-type="float" office:value="133.3965">
                <text:p>133.3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8">
                <text:p>67.8</text:p>
              </table:table-cell>
              <table:table-cell office:value-type="float" office:value="192.213">
                <text:p>192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">
                <text:p>59.7</text:p>
              </table:table-cell>
              <table:table-cell office:value-type="float" office:value="220.8303">
                <text:p>220.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3">
                <text:p>53.3</text:p>
              </table:table-cell>
              <table:table-cell office:value-type="float" office:value="233.1875">
                <text:p>233.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3">
                <text:p>48.3</text:p>
              </table:table-cell>
              <table:table-cell office:value-type="float" office:value="237.153">
                <text:p>237.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65">
                <text:p>32.65</text:p>
              </table:table-cell>
              <table:table-cell office:value-type="float" office:value="214.184">
                <text:p>214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71">
                <text:p>19.71</text:p>
              </table:table-cell>
              <table:table-cell office:value-type="float" office:value="156.1032">
                <text:p>156.1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3">
                <text:p>14.13</text:p>
              </table:table-cell>
              <table:table-cell office:value-type="float" office:value="120.2463">
                <text:p>120.2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9">
                <text:p>10.99</text:p>
              </table:table-cell>
              <table:table-cell office:value-type="float" office:value="97.1516">
                <text:p>97.1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8">
                <text:p>8.88</text:p>
              </table:table-cell>
              <table:table-cell office:value-type="float" office:value="80.4528">
                <text:p>80.4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